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Text_20_body"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Text_20_body">
      <style:text-properties fo:font-style="italic" fo:font-weight="bold" style:font-style-asian="italic" style:font-weight-asian="bold" style:font-style-complex="italic" style:font-weight-complex="bold"/>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fo:font-style="normal" style:font-style-asian="normal" style:font-style-complex="normal"/>
    </style:style>
    <style:style style:name="P14" style:family="paragraph" style:parent-style-name="Text_20_body" style:list-style-name="L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331231 孙圣 Part5</text:p>
      <text:p text:style-name="P2">Set10</text:p>
      <text:list xml:id="list1635191374" text:style-name="L1">
        <text:list-item>
          <text:p text:style-name="P6">Where is the isValid method specified? Which classes provide an implementation of this method?</text:p>
          <text:p text:style-name="P6"/>
          <text:p text:style-name="P6">It is specified in Grid and class BoundedGrid provides an implementatio.<text:line-break/></text:p>
          <text:p text:style-name="P6"/>
        </text:list-item>
        <text:list-item>
          <text:p text:style-name="P6"><text:s/>Which AbstractGrid methods call the isValid method? Why don't the other methods need to call it?</text:p>
          <text:p text:style-name="P6"/>
          <text:p text:style-name="P7">getValidAdjacentLocations(); </text:p>
          <text:p text:style-name="P6"><text:span text:style-name="T3">Because for </text:span><text:span text:style-name="T1">getEmptyAdjacentLocations(); getOccupiedAdjacentLocations(); getNeighbors();</text:span></text:p>
          <text:p text:style-name="P6"><text:span text:style-name="T3">they call g</text:span><text:span text:style-name="T1">etValidAdjacentLocations(); , </text:span><text:span text:style-name="T3">so don't have need to call </text:span><text:span text:style-name="T1">isValid();</text:span></text:p>
          <text:p text:style-name="P6"><text:line-break/></text:p>
        </text:list-item>
        <text:list-item>
          <text:p text:style-name="P6">Which methods of the Grid interface are called in the getNeighbors method? Which classes provide implementations of these methods?</text:p>
          <text:p text:style-name="P6"/>
          <text:p text:style-name="P7">getOccupiedAdjacentLocations(); get(); </text:p>
          <text:p text:style-name="P6"><text:span text:style-name="T1">getOccupiedAdjacentLocations(); </text:span><text:span text:style-name="T3">is implemented in AbstractGrid.</text:span></text:p>
          <text:p text:style-name="P6"><text:span text:style-name="T1">get(); </text:span><text:span text:style-name="T3">is implemented both in BoundedGrid and UnboundedGrid.</text:span><text:line-break/></text:p>
          <text:p text:style-name="P6"/>
        </text:list-item>
        <text:list-item>
          <text:p text:style-name="P6">Why must the get method, which returns an object of type E, be used in the getEmptyAdjacentLocations method when this method returns locations, not objects of type E?</text:p>
        </text:list-item>
      </text:list>
      <text:p text:style-name="P3"/>
      <text:p text:style-name="P3"><text:tab/>If get method is not used, we cannot know whether the location is empty of not, so we are not <text:tab/>able to return locations correctly.</text:p>
      <text:list xml:id="list985311700" text:continue-numbering="true" text:style-name="L1">
        <text:list-header>
          <text:p text:style-name="P6"><text:line-break/></text:p>
        </text:list-header>
        <text:list-item>
          <text:p text:style-name="P6">What would be the effect of replacing the constant Location.HALF_RIGHT with Location.RIGHT in the two places where it occurs in the getValidAdjacentLocations method?</text:p>
        </text:list-item>
      </text:list>
      <text:p text:style-name="P3"/>
      <text:p text:style-name="P3"><text:tab/>It would return the north, east, south and west locations, but those in the diagonal are not <text:tab/>return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Set11</text:p>
      <text:list xml:id="list1158218980" text:style-name="L2">
        <text:list-item>
          <text:p text:style-name="P9">What ensures that a grid has at least one valid location?</text:p>
          <text:p text:style-name="P9"/>
          <text:p text:style-name="P9">In the constructor, if rows and cols are less than or equal to zero, it will throw an exception, so there is at least one valid location in the grid.<text:line-break/></text:p>
        </text:list-item>
        <text:list-item>
          <text:p text:style-name="P9">How is the number of columns in the grid determined by the getNumCols method? What assumption about the grid makes this possible?<text:line-break/></text:p>
        </text:list-item>
      </text:list>
      <text:p text:style-name="P4"><text:tab/><text:span text:style-name="T1">return occupantArray[0].length;</text:span></text:p>
      <text:p text:style-name="P4"><text:span text:style-name="T1"><text:tab/></text:span><text:span text:style-name="T3">There is at least one row in the grid and the number of locations in each row is the same.</text:span></text:p>
      <text:p text:style-name="P4"/>
      <text:list xml:id="list1688100302" text:continue-numbering="true" text:style-name="L2">
        <text:list-item>
          <text:p text:style-name="P9">What are the requirements for a Location to be valid in a BoundedGrid?</text:p>
        </text:list-item>
      </text:list>
      <text:p text:style-name="P4"/>
      <text:p text:style-name="P4"><text:tab/>Row number and column number must be greater than or equal to zero and smaller to their <text:tab/>maximum respectively.</text:p>
      <text:p text:style-name="P4"/>
      <text:p text:style-name="Text_20_body"><text:tab/><text:span text:style-name="T2">In the next four questions, let r = number of rows, c = number of columns,</text:span></text:p>
      <text:p text:style-name="P10"><text:tab/>and n = number of occupied locations.</text:p>
      <text:p text:style-name="Text_20_body"/>
      <text:list xml:id="list1284251287" text:style-name="L3">
        <text:list-item>
          <text:p text:style-name="P11">What type is returned by the getOccupiedLocations method? What is the time complexity (Big-Oh) for this method?</text:p>
        </text:list-item>
      </text:list>
      <text:p text:style-name="Text_20_body"><text:tab/></text:p>
      <text:p text:style-name="Text_20_body"><text:tab/>ArrayList&lt;Location&gt;.</text:p>
      <text:p text:style-name="Text_20_body"><text:tab/>O(cr).<text:tab/></text:p>
      <text:p text:style-name="Text_20_body"/>
      <text:list xml:id="list1532540841" text:continue-numbering="true" text:style-name="L3">
        <text:list-item>
          <text:p text:style-name="P11">What type is returned by the get method? What parameter is needed? What is the time complexity (Big-Oh) for this method?</text:p>
        </text:list-item>
      </text:list>
      <text:p text:style-name="Text_20_body"><text:tab/></text:p>
      <text:p text:style-name="Text_20_body"><text:tab/>Generic type E.</text:p>
      <text:p text:style-name="Text_20_body"><text:tab/>O(1).</text:p>
      <text:list xml:id="list2147357557" text:continue-numbering="true" text:style-name="L3">
        <text:list-header>
          <text:p text:style-name="P11"/>
        </text:list-header>
        <text:list-item>
          <text:p text:style-name="P11">What conditions may cause an exception to be thrown by the put method? What is the time complexity (Big-Oh) for this method?</text:p>
        </text:list-item>
      </text:list>
      <text:p text:style-name="Text_20_body"/>
      <text:p text:style-name="Text_20_body"><text:tab/>The location is not valid and the object is null.</text:p>
      <text:p text:style-name="Text_20_body"><text:tab/>O(1).</text:p>
      <text:list xml:id="list769009635" text:style-name="L4">
        <text:list-item>
          <text:p text:style-name="P12"><text:soft-page-break/>What type is returned by the remove method? What happens when an attempt is made to remove an item from an empty location? What is the time complexity (Big-Oh) for this method?</text:p>
        </text:list-item>
      </text:list>
      <text:p text:style-name="Text_20_body"><text:tab/></text:p>
      <text:p text:style-name="Text_20_body"><text:tab/>Generic type E.</text:p>
      <text:p text:style-name="Text_20_body"><text:tab/>Nothing happens because in the occupantArray, before the operation, null is stored, and after <text:tab/>the operation, null is still stored there without any change.</text:p>
      <text:p text:style-name="Text_20_body"><text:tab/>O(1).</text:p>
      <text:p text:style-name="Text_20_body"/>
      <text:list xml:id="list183774159" text:continue-numbering="true" text:style-name="L4">
        <text:list-item>
          <text:p text:style-name="P12">Based on the answers to questions 4, 5, 6, and 7, would you consider this an efficient implementation? Justify your answer.</text:p>
        </text:list-item>
      </text:list>
      <text:p text:style-name="Text_20_body"/>
      <text:p text:style-name="Text_20_body"><text:tab/>Yes. Methods like get, put, remove are all O(1), and they cannot be more efficient. But <text:s/><text:tab/><text:span text:style-name="T1">getOccupiedLocations(); </text:span><text:span text:style-name="T3">requires to loop through all the locations in the grid, so it is a little bit <text:tab/>slow.</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text:soft-page-break/><text:span text:style-name="Strong_20_Emphasis"><text:span text:style-name="T3">Set 12</text:span></text:span></text:p>
      <text:list xml:id="list1563885284" text:style-name="L5">
        <text:list-item>
          <text:p text:style-name="P14">Which method must the Location class implement so that an instance of HashMap can be used for the map? What would be required of the Location class if a TreeMap were used instead? Does Location satisfy these requirements?</text:p>
        </text:list-item>
      </text:list>
      <text:p text:style-name="P13"/>
      <text:p text:style-name="P13"><text:tab/>Location must override <text:span text:style-name="T1">equals(); and hashCode();</text:span></text:p>
      <text:p text:style-name="P13"><text:span text:style-name="T1"><text:tab/>compareTo();</text:span></text:p>
      <text:p text:style-name="P13"><text:span text:style-name="T1"><text:tab/></text:span>Yes, these three methods are specified in Location.<text:line-break/></text:p>
      <text:list xml:id="list2060998489" text:continue-numbering="true" text:style-name="L5">
        <text:list-item>
          <text:p text:style-name="P14">Why are the checks for null included in the get, put, and remove methods? Why are no such checks included in the corresponding methods for the BoundedGrid?</text:p>
          <text:p text:style-name="P14"/>
          <text:p text:style-name="P14">Because here we cannot use <text:span text:style-name="T1">isValid(); </text:span>method to check the location since it always returns true, but we need to ensure that the location is not null, otherwise we cannot finish the task. For boundedGrid, before the operation, each method calls <text:span text:style-name="T1">isValid();</text:span> to check whether the location is valid or not, which guarantees successful operations.<text:line-break/></text:p>
        </text:list-item>
        <text:list-item>
          <text:p text:style-name="P14">What is the average time complexity (Big-Oh) for the three methods: get, put, and remove? What would it be if a TreeMap were used instead of a HashMap?</text:p>
          <text:p text:style-name="P14"/>
          <text:p text:style-name="P14">HashMap O(1), O(1), O(1).</text:p>
          <text:p text:style-name="P14">TreeMap <text:s/>O(logn), O(logn), O(logn), where n is the number of locations that are occupied.</text:p>
          <text:p text:style-name="P14"/>
        </text:list-item>
        <text:list-item>
          <text:p text:style-name="P14">How would the behavior of this class differ, aside from time complexity, if a TreeMap were used instead of a HashMap?</text:p>
          <text:p text:style-name="P14"/>
          <text:p text:style-name="P14">Not much difference, because they both act as a map which helps find actors in it, so it does not interferes with actors' behavior.</text:p>
          <text:p text:style-name="P14">There is still a minor difference: when returning some actors, the order of them is not necessarily the same since they use different techniques to store those actors.<text:line-break/></text:p>
        </text:list-item>
        <text:list-item>
          <text:p text:style-name="P14">Could a map implementation be used for a bounded grid? What advantage, if any, would the two-dimensional array implementation that is used by the BoundedGrid class have over a map implementation?</text:p>
        </text:list-item>
      </text:list>
      <text:p text:style-name="P13"/>
      <text:p text:style-name="P13"><text:tab/>Yes. If the grid is quite dense, not so sparse, then BoundedGrid class is better. Besides, the array <text:tab/>implementation is relatively easier to use than the map implementation because it does not need <text:tab/>to care about methods like<text:span text:style-name="T1"> equals(); and hashCode();</text:span></text:p>
      <text:p text:style-name="P3"/>
      <text:p text:style-name="P3"/>
      <text:p text:style-name="P2"><text:soft-page-break/>Exercises</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59:20</meta:creation-date>
    <dc:date>2015-08-23T08:52:35</dc:date>
    <meta:editing-duration>PT1H39M41S</meta:editing-duration>
    <meta:editing-cycles>110</meta:editing-cycles>
    <meta:generator>LibreOffice/3.5$Linux_X86_64 LibreOffice_project/350m1$Build-2</meta:generator>
    <meta:document-statistic meta:table-count="0" meta:image-count="0" meta:object-count="0" meta:page-count="5" meta:paragraph-count="63" meta:word-count="872" meta:character-count="5257" meta:non-whitespace-character-count="4415"/>
  </office:meta>
</office:document-meta>
</file>